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0*"/>
    </style:style>
    <style:style style:name="Таблица1.B" style:family="table-column">
      <style:table-column-properties style:column-width="4.251cm" style:rel-column-width="16387*"/>
    </style:style>
    <style:style style:name="Таблица1.C" style:family="table-column">
      <style:table-column-properties style:column-width="6.295cm" style:rel-column-width="24267*"/>
    </style:style>
    <style:style style:name="Таблица1.D" style:family="table-column">
      <style:table-column-properties style:column-width="2.205cm" style:rel-column-width="8501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D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715cm" style:rel-column-width="6609*"/>
    </style:style>
    <style:style style:name="Таблица2.B" style:family="table-column">
      <style:table-column-properties style:column-width="4.487cm" style:rel-column-width="17298*"/>
    </style:style>
    <style:style style:name="Таблица2.C" style:family="table-column">
      <style:table-column-properties style:column-width="6.548cm" style:rel-column-width="25240*"/>
    </style:style>
    <style:style style:name="Таблица2.D" style:family="table-column">
      <style:table-column-properties style:column-width="4.251cm" style:rel-column-width="1638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715cm" style:rel-column-width="6609*"/>
    </style:style>
    <style:style style:name="Таблица3.B" style:family="table-column">
      <style:table-column-properties style:column-width="6.096cm" style:rel-column-width="23499*"/>
    </style:style>
    <style:style style:name="Таблица3.C" style:family="table-column">
      <style:table-column-properties style:column-width="4.191cm" style:rel-column-width="16155*"/>
    </style:style>
    <style:style style:name="Таблица3.D" style:family="table-column">
      <style:table-column-properties style:column-width="4.999cm" style:rel-column-width="19272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715cm" style:rel-column-width="6609*"/>
    </style:style>
    <style:style style:name="Таблица5.B" style:family="table-column">
      <style:table-column-properties style:column-width="5.588cm" style:rel-column-width="21541*"/>
    </style:style>
    <style:style style:name="Таблица5.C" style:family="table-column">
      <style:table-column-properties style:column-width="4.911cm" style:rel-column-width="18930*"/>
    </style:style>
    <style:style style:name="Таблица5.D" style:family="table-column">
      <style:table-column-properties style:column-width="4.787cm" style:rel-column-width="18455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101cm" style:rel-column-width="19664*"/>
    </style:style>
    <style:style style:name="Таблица6.B" style:family="table-column">
      <style:table-column-properties style:column-width="11.899cm" style:rel-column-width="45871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Quotations">
      <style:paragraph-properties fo:margin-left="1.508cm" fo:margin-right="1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bold" style:font-size-asian="12pt" style:font-size-complex="12pt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bold" style:font-size-asian="12pt" style:font-size-complex="12p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font-variant="normal" fo:text-transform="none" fo:color="#333333" loext:opacity="100%" style:font-name="Times New Roman" fo:font-size="12pt" fo:letter-spacing="normal" fo:font-style="normal" fo:font-weight="bold" style:font-size-asian="12pt" style:font-size-complex="12pt" loext:padding="0cm" loext:border="none"/>
    </style:style>
    <style:style style:name="P4" style:family="paragraph" style:parent-style-name="Text_20_body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 fo:break-before="pag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.037cm" fo:margin-bottom="0.037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215454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20d5b3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reak-before="pag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tyle-asian="normal" style:font-size-complex="12pt" style:font-style-complex="normal" loext:padding="0cm" loext:border="none"/>
    </style:style>
    <style:style style:name="P11" style:family="paragraph" style:parent-style-name="Text_20_body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Times New Roman" fo:font-size="12pt" fo:letter-spacing="normal" style:font-size-asian="12pt" style:font-size-complex="12pt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italic" fo:font-weight="normal" officeooo:paragraph-rsid="001efe70" style:font-size-asian="12pt" style:font-size-complex="12pt" loext:padding="0cm" loext:border="none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officeooo:rsid="0020d5b3" officeooo:paragraph-rsid="0020d5b3" fo:background-color="transparen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20d5b3" officeooo:paragraph-rsid="0020d5b3" fo:background-color="transparen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background-color="transparen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officeooo:paragraph-rsid="0020d5b3" fo:background-color="transparen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paragraph-rsid="0020d5b3" fo:background-color="transparen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officeooo:paragraph-rsid="001efe70" fo:background-color="transparen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fo:background-color="transparen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fo:language="en" fo:country="US" officeooo:rsid="0020d5b3" officeooo:paragraph-rsid="0020d5b3" fo:background-color="transparen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officeooo:rsid="001efe70" officeooo:paragraph-rsid="001efe70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2pt" officeooo:rsid="0020d5b3" officeooo:paragraph-rsid="0020d5b3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4" style:family="paragraph" style:parent-style-name="Text_20_body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2pt" fo:language="en" fo:country="US" officeooo:rsid="001efe70" officeooo:paragraph-rsid="001efe70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2pt" fo:language="en" fo:country="US" officeooo:rsid="0020d5b3" officeooo:paragraph-rsid="0020d5b3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2pt" fo:language="en" fo:country="US" fo:font-weight="bold" officeooo:rsid="001efe70" officeooo:paragraph-rsid="001efe70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2pt" fo:language="ru" fo:country="RU" officeooo:rsid="0020d5b3" officeooo:paragraph-rsid="0020d5b3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2pt" fo:language="ru" fo:country="RU" fo:font-weight="bold" officeooo:rsid="001efe70" officeooo:paragraph-rsid="001efe70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1efe70" officeooo:paragraph-rsid="001efe7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20d5b3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20d5b3" officeooo:paragraph-rsid="0020d5b3" fo:background-color="transparent" style:font-size-asian="12pt" style:font-size-complex="12pt"/>
    </style:style>
    <style:style style:name="P33" style:family="paragraph" style:parent-style-name="Text_20_body" style:list-style-name="L1">
      <style:paragraph-properties fo:margin-top="0.339cm" fo:margin-bottom="0.339cm" style:contextual-spacing="false" fo:text-align="justify" style:justify-single-word="false" fo:orphans="2" fo:widows="2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34" style:family="paragraph" style:parent-style-name="Text_20_body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215454" style:font-size-asian="12pt" style:font-size-complex="12pt"/>
    </style:style>
    <style:style style:name="P35" style:family="paragraph" style:parent-style-name="Text_20_body" style:list-style-name="L2">
      <style:paragraph-properties fo:margin-top="0.339cm" fo:margin-bottom="0.339cm" style:contextual-spacing="false" fo:text-align="justify" style:justify-single-word="false" fo:orphans="2" fo:widows="2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215454" style:font-size-asian="12pt" style:font-size-complex="12pt"/>
    </style:style>
    <style:style style:name="P36" style:family="paragraph" style:parent-style-name="Text_20_body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20d5b3" style:font-size-asian="12pt" style:font-size-complex="12pt"/>
    </style:style>
    <style:style style:name="P37" style:family="paragraph" style:parent-style-name="Text_20_body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italic" fo:font-weight="normal" style:font-size-asian="12pt" style:font-size-complex="12pt" loext:padding="0cm" loext:border="none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language="ru" fo:country="RU" fo:font-style="normal" fo:font-weight="normal" officeooo:rsid="0020d5b3" officeooo:paragraph-rsid="0020d5b3" style:font-size-asian="12pt" style:font-style-asian="normal" style:font-size-complex="12pt" style:font-style-complex="normal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language="en" fo:country="US" fo:font-style="normal" fo:font-weight="normal" officeooo:rsid="0020d5b3" officeooo:paragraph-rsid="0020d5b3" style:font-size-asian="12pt" style:font-style-asian="normal" style:font-size-complex="12pt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d5b3" style:font-style-asian="normal" style:font-style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20d5b3"/>
    </style:style>
    <style:style style:name="T6" style:family="text">
      <style:text-properties fo:language="ru" fo:country="RU" officeooo:rsid="0020d5b3" style:font-style-asian="normal" style:font-style-complex="normal"/>
    </style:style>
    <style:style style:name="T7" style:family="text">
      <style:text-properties officeooo:rsid="0020d5b3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20d5b3"/>
    </style:style>
    <style:style style:name="T10" style:family="text">
      <style:text-properties fo:font-variant="normal" fo:text-transform="none" fo:letter-spacing="normal" fo:font-style="normal" fo:font-weight="normal" officeooo:rsid="00215454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20d5b3"/>
    </style:style>
    <style:style style:name="T13" style:family="text">
      <style:text-properties officeooo:rsid="0020d5b3" style:font-style-asian="normal" style:font-style-complex="normal"/>
    </style:style>
    <style:style style:name="T14" style:family="text">
      <style:text-properties officeooo:rsid="0021dcfb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. Разработать SQL-скрипт построения объекта-приёмника с историей телефонов-клиентов физлиц;</text:p>
      <text:p text:style-name="P7">2. Описать алгоритм построения объекта-приёмника в формате ТИС (Требования к Информационной Системе);</text:p>
      <text:p text:style-name="P7">3. Сформировать маппинг построения объекта в формате карты отображения;</text:p>
      <text:p text:style-name="P2">Допущения:</text:p>
      <text:p text:style-name="P5">1. Построение прототипа выполняется в синтаксисе СУБД PostgreSQL;</text:p>
      <text:p text:style-name="P5">2. Глобальный клиент, также известный как унифицированный клиент, золотой клиент, единый клиент - это запись о клиенте, собранная из разных источник, предполагающая по некоторым внутренним правилам, что несколько клиентов из разных систем-источников, это на самом деле один и тот же клиент.</text:p>
      <text:p text:style-name="P2">Бизнес-требования:</text:p>
      <text:p text:style-name="P5">Необходимо сформировать объект dfct_phone со следующим атрибутивным составом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0">Наименование атрибута</text:p>
          </table:table-cell>
          <table:table-cell table:style-name="Таблица1.A1" office:value-type="string">
            <text:p text:style-name="P30">Тип данных</text:p>
          </table:table-cell>
          <table:table-cell table:style-name="Таблица1.A1" office:value-type="string">
            <text:p text:style-name="P30">Описание атрибута</text:p>
          </table:table-cell>
          <table:table-cell table:style-name="Таблица1.D1" office:value-type="string">
            <text:p text:style-name="P27">PK/FK</text:p>
          </table:table-cell>
        </table:table-row>
        <table:table-row>
          <table:table-cell table:style-name="Таблица1.A2" office:value-type="string">
            <text:p text:style-name="P25">mdm_customer</text:p>
          </table:table-cell>
          <table:table-cell table:style-name="Таблица1.A2" office:value-type="string">
            <text:p text:style-name="P25">int8</text:p>
          </table:table-cell>
          <table:table-cell table:style-name="Таблица1.A2" office:value-type="string">
            <text:p text:style-name="P21">Ключ глобального клиента <text:span text:style-name="T1">MDM</text:span></text:p>
          </table:table-cell>
          <table:table-cell table:style-name="Таблица1.D2" office:value-type="string">
            <text:p text:style-name="P25">PK</text:p>
          </table:table-cell>
        </table:table-row>
        <table:table-row>
          <table:table-cell table:style-name="Таблица1.A2" office:value-type="string">
            <text:p text:style-name="P25">phone_type_cd</text:p>
          </table:table-cell>
          <table:table-cell table:style-name="Таблица1.A2" office:value-type="string">
            <text:p text:style-name="P25">text</text:p>
          </table:table-cell>
          <table:table-cell table:style-name="Таблица1.A2" office:value-type="string">
            <text:p text:style-name="P21">Тип телефона</text:p>
          </table:table-cell>
          <table:table-cell table:style-name="Таблица1.D2" office:value-type="string">
            <text:p text:style-name="P25"/>
          </table:table-cell>
        </table:table-row>
        <table:table-row>
          <table:table-cell table:style-name="Таблица1.A2" office:value-type="string">
            <text:p text:style-name="P25">business_start_dt</text:p>
          </table:table-cell>
          <table:table-cell table:style-name="Таблица1.A2" office:value-type="string">
            <text:p text:style-name="P25">timestamp(0)</text:p>
          </table:table-cell>
          <table:table-cell table:style-name="Таблица1.A2" office:value-type="string">
            <text:p text:style-name="P21">Дата начала версии</text:p>
          </table:table-cell>
          <table:table-cell table:style-name="Таблица1.D2" office:value-type="string">
            <text:p text:style-name="P25">PK</text:p>
          </table:table-cell>
        </table:table-row>
        <table:table-row>
          <table:table-cell table:style-name="Таблица1.A2" office:value-type="string">
            <text:p text:style-name="P25">business_end_dt</text:p>
          </table:table-cell>
          <table:table-cell table:style-name="Таблица1.A2" office:value-type="string">
            <text:p text:style-name="P25">timestamp(0)</text:p>
          </table:table-cell>
          <table:table-cell table:style-name="Таблица1.A2" office:value-type="string">
            <text:p text:style-name="P21">Дата окончания версии</text:p>
          </table:table-cell>
          <table:table-cell table:style-name="Таблица1.D2" office:value-type="string">
            <text:p text:style-name="P23"/>
          </table:table-cell>
        </table:table-row>
        <table:table-row>
          <table:table-cell table:style-name="Таблица1.A2" office:value-type="string">
            <text:p text:style-name="P25">phone_num</text:p>
          </table:table-cell>
          <table:table-cell table:style-name="Таблица1.A2" office:value-type="string">
            <text:p text:style-name="P25">text</text:p>
          </table:table-cell>
          <table:table-cell table:style-name="Таблица1.A2" office:value-type="string">
            <text:p text:style-name="P21">Номер телефона клиента</text:p>
          </table:table-cell>
          <table:table-cell table:style-name="Таблица1.D2" office:value-type="string">
            <text:p text:style-name="P25">PK</text:p>
          </table:table-cell>
        </table:table-row>
        <table:table-row>
          <table:table-cell table:style-name="Таблица1.A2" office:value-type="string">
            <text:p text:style-name="P25">notification_flg</text:p>
          </table:table-cell>
          <table:table-cell table:style-name="Таблица1.A2" office:value-type="string">
            <text:p text:style-name="P25">bool</text:p>
          </table:table-cell>
          <table:table-cell table:style-name="Таблица1.A2" office:value-type="string">
            <text:p text:style-name="P21">Флаг телефона для нотификации</text:p>
          </table:table-cell>
          <table:table-cell table:style-name="Таблица1.D2" office:value-type="string">
            <text:p text:style-name="P23"/>
          </table:table-cell>
        </table:table-row>
        <table:table-row>
          <table:table-cell table:style-name="Таблица1.A2" office:value-type="string">
            <text:p text:style-name="P25">atm_flg</text:p>
          </table:table-cell>
          <table:table-cell table:style-name="Таблица1.A2" office:value-type="string">
            <text:p text:style-name="P25">bool</text:p>
          </table:table-cell>
          <table:table-cell table:style-name="Таблица1.A2" office:value-type="string">
            <text:p text:style-name="P21">Флаг телефона, собранного через <text:span text:style-name="T1">ATM</text:span></text:p>
          </table:table-cell>
          <table:table-cell table:style-name="Таблица1.D2" office:value-type="string">
            <text:p text:style-name="P23"/>
          </table:table-cell>
        </table:table-row>
        <table:table-row>
          <table:table-cell table:style-name="Таблица1.A2" office:value-type="string">
            <text:p text:style-name="P25">trust_system_flg</text:p>
          </table:table-cell>
          <table:table-cell table:style-name="Таблица1.A2" office:value-type="string">
            <text:p text:style-name="P25">bool</text:p>
          </table:table-cell>
          <table:table-cell table:style-name="Таблица1.A2" office:value-type="string">
            <text:p text:style-name="P21">Флаг доверительного источника</text:p>
          </table:table-cell>
          <table:table-cell table:style-name="Таблица1.D2" office:value-type="string">
            <text:p text:style-name="P23"/>
          </table:table-cell>
        </table:table-row>
        <table:table-row>
          <table:table-cell table:style-name="Таблица1.A2" office:value-type="string">
            <text:p text:style-name="P25">duplication_flg</text:p>
          </table:table-cell>
          <table:table-cell table:style-name="Таблица1.A2" office:value-type="string">
            <text:p text:style-name="P25">bool</text:p>
          </table:table-cell>
          <table:table-cell table:style-name="Таблица1.A2" office:value-type="string">
            <text:p text:style-name="P21">Флаг наличия телефона у нескольких клиентов</text:p>
          </table:table-cell>
          <table:table-cell table:style-name="Таблица1.D2" office:value-type="string">
            <text:p text:style-name="P23"/>
          </table:table-cell>
        </table:table-row>
        <table:table-row>
          <table:table-cell table:style-name="Таблица1.A2" office:value-type="string">
            <text:p text:style-name="P25">main_phone_flg</text:p>
          </table:table-cell>
          <table:table-cell table:style-name="Таблица1.A2" office:value-type="string">
            <text:p text:style-name="P25">bool</text:p>
          </table:table-cell>
          <table:table-cell table:style-name="Таблица1.A2" office:value-type="string">
            <text:p text:style-name="P21">Флаг лучшего телефона для клиента</text:p>
          </table:table-cell>
          <table:table-cell table:style-name="Таблица1.D2" office:value-type="string">
            <text:p text:style-name="P23"/>
          </table:table-cell>
        </table:table-row>
      </table:table>
      <text:p text:style-name="P5"/>
      <text:p text:style-name="P5"/>
      <text:p text:style-name="P4">1. В качестве источника клиентских данных необходимо использовать данные только унифицированной системы MDM (src_cd='MDMP')</text:p>
      <text:p text:style-name="P6">2. В качестве источника контактных данных необходимо использовать источники MDMP, RTLL, RTLS, CFTB, WAYN</text:p>
      <text:p text:style-name="P5">3. Отбираются только клиенты с типом "физическое лицо"</text:p>
      <text:p text:style-name="P5">4. Отбираются только клиенты, у которых есть глобальный ключ MDM</text:p>
      <text:p text:style-name="P5">5. Приёмник должен содержать историчность, т.е. быть версионным, в т.ч. учитывать пересечения версий из отдельных используемых объектов-источников</text:p>
      <text:p text:style-name="P5">6. Порядок приоритизации для дедупликации, а также для расчёта main-флагов:</text:p>
      <text:list text:style-name="L1">
        <text:list-item>
          <text:p text:style-name="P33">наличие телефона у других клиентов (актуально только для расчёта основного телефона клиента)</text:p>
        </text:list-item>
        <text:list-item>
          <text:p text:style-name="P33">trust_system_flg: значение true "лучше" false</text:p>
        </text:list-item>
        <text:list-item>
          <text:p text:style-name="P33">contact_qualify_code: любые коды, содержащие GOOD, лучше прочих, но все вариации GOOD равнозначны</text:p>
        </text:list-item>
        <text:list-item>
          <text:p text:style-name="P33">система источник: MDMP &gt; WAYN &gt; RTLL &gt; RTLS &gt; CFTB</text:p>
        </text:list-item>
        <text:list-item>
          <text:p text:style-name="P33">тип контакта: NotificPhone &gt; ATMPhone &gt; MobilePersonalPhone &gt; MobileWorkNumber<text:line-break/>&gt; HomePhone </text:p>
        </text:list-item>
        <text:list-item>
          <text:p text:style-name="P33">дата появления версии: более свежая запись лучше.</text:p>
        </text:list-item>
      </text:list>
      <text:p text:style-name="P7">7. В базе данных доступны следующие объекты-источники, подходящие для построения целевого приёмника:</text:p>
      <text:list text:style-name="L2">
        <text:list-item>
          <text:p text:style-name="P35">counterparty (Клиенты<text:span text:style-name="T14">)</text:span></text:p>
        </text:list-item>
        <text:list-item>
          <text:p text:style-name="P35">dict_counterparty_type_cd (Справочник типов клиента)</text:p>
        </text:list-item>
        <text:list-item>
          <text:p text:style-name="P35">counterparty_x_uniq_counterparty (Связь глобального и локального клиентов)</text:p>
        </text:list-item>
        <text:list-item>
          <text:p text:style-name="P35">counterparty_contact (Телефоны клиента)</text:p>
        </text:list-item>
      </text:list>
      <text:p text:style-name="P5">DDL и инсерты для таблиц источников <text:span text:style-name="T7">прилагаются.</text:span></text:p>
      <text:p text:style-name="P1"/>
      <text:p text:style-name="P3">Требование 2.</text:p>
      <text:p text:style-name="P38">Бизнес-описание</text:p>
      <text:p text:style-name="P8"><text:span text:style-name="T13">В объекте </text:span><text:span text:style-name="T2">dfct_phone </text:span><text:span text:style-name="T6">хранится список клиентов физлиц с историей изменения их контактных телефонов.</text:span></text:p>
      <text:p text:style-name="P39"/>
      <text:p text:style-name="P10">Требования к выходным данным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9">Схема</text:p>
          </table:table-cell>
          <table:table-cell table:style-name="Таблица2.A1" office:value-type="string">
            <text:p text:style-name="P30">Объект</text:p>
          </table:table-cell>
          <table:table-cell table:style-name="Таблица2.A1" office:value-type="string">
            <text:p text:style-name="P30">Описание</text:p>
          </table:table-cell>
          <table:table-cell table:style-name="Таблица2.D1" office:value-type="string">
            <text:p text:style-name="P30">Карта отображения</text:p>
          </table:table-cell>
        </table:table-row>
        <table:table-row>
          <table:table-cell table:style-name="Таблица2.A2" office:value-type="string">
            <text:p text:style-name="P26">public</text:p>
          </table:table-cell>
          <table:table-cell table:style-name="Таблица2.A2" office:value-type="string">
            <text:p text:style-name="P40">dfct_phone</text:p>
          </table:table-cell>
          <table:table-cell table:style-name="Таблица2.A2" office:value-type="string">
            <text:p text:style-name="P22">История телефонов клиентов ФЛ</text:p>
          </table:table-cell>
          <table:table-cell table:style-name="Таблица2.D2" office:value-type="string">
            <text:p text:style-name="P22">Прилагается ниже</text:p>
          </table:table-cell>
        </table:table-row>
      </table:table>
      <text:p text:style-name="P11"/>
      <text:p text:style-name="P5">Источник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29">Схема</text:p>
          </table:table-cell>
          <table:table-cell table:style-name="Таблица3.A1" office:value-type="string">
            <text:p text:style-name="P30">Объект</text:p>
          </table:table-cell>
          <table:table-cell table:style-name="Таблица3.A1" office:value-type="string">
            <text:p text:style-name="P30">Описание</text:p>
          </table:table-cell>
          <table:table-cell table:style-name="Таблица3.D1" office:value-type="string">
            <text:p text:style-name="P30">Цель использования</text:p>
          </table:table-cell>
        </table:table-row>
        <table:table-row>
          <table:table-cell table:style-name="Таблица3.A2" table:number-rows-spanned="4" office:value-type="string">
            <text:p text:style-name="P26">public</text:p>
          </table:table-cell>
          <table:table-cell table:style-name="Таблица3.A2" office:value-type="string">
            <text:p text:style-name="P31">counterparty </text:p>
          </table:table-cell>
          <table:table-cell table:style-name="Таблица3.A2" office:value-type="string">
            <text:p text:style-name="P31">Клиенты</text:p>
          </table:table-cell>
          <table:table-cell table:style-name="Таблица3.D2" office:value-type="string">
            <text:p text:style-name="P22">Фильтрация по списку и отбор атрибутов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31">dict_counterparty_type_cd</text:p>
          </table:table-cell>
          <table:table-cell table:style-name="Таблица3.A2" office:value-type="string">
            <text:p text:style-name="P31">Справочник типов клиента</text:p>
          </table:table-cell>
          <table:table-cell table:style-name="Таблица3.D2" office:value-type="string">
            <text:p text:style-name="P22">Фильтрация по списку для отбора физлиц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31">counterparty_x_uniq_counterparty </text:p>
          </table:table-cell>
          <table:table-cell table:style-name="Таблица3.A2" office:value-type="string">
            <text:p text:style-name="P31">Связь глобального и локального клиентов</text:p>
          </table:table-cell>
          <table:table-cell table:style-name="Таблица3.D2" office:value-type="string">
            <text:p text:style-name="P22">Отбор номеров телефонов из списка телефонов по <text:span text:style-name="T1">ID </text:span><text:span text:style-name="T4">клиента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36">counterparty_contact</text:p>
          </table:table-cell>
          <table:table-cell table:style-name="Таблица3.A2" office:value-type="string">
            <text:p text:style-name="P36">Телефоны клиента</text:p>
          </table:table-cell>
          <table:table-cell table:style-name="Таблица3.D2" office:value-type="string">
            <text:p text:style-name="P28">Телефоны клиентов и их атрибуты</text:p>
          </table:table-cell>
        </table:table-row>
      </table:table>
      <text:p text:style-name="P5"/>
      <text:p text:style-name="P5">Условия отбора записей из таблиц-источников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29">Схема</text:p>
          </table:table-cell>
          <table:table-cell table:style-name="Таблица5.A1" office:value-type="string">
            <text:p text:style-name="P30">Объект</text:p>
          </table:table-cell>
          <table:table-cell table:style-name="Таблица5.A1" office:value-type="string">
            <text:p text:style-name="P30">Условия отбора записей</text:p>
          </table:table-cell>
          <table:table-cell table:style-name="Таблица5.D1" office:value-type="string">
            <text:p text:style-name="P30">Описание</text:p>
          </table:table-cell>
        </table:table-row>
        <table:table-row>
          <table:table-cell table:style-name="Таблица5.A2" table:number-rows-spanned="4" office:value-type="string">
            <text:p text:style-name="P26">public</text:p>
          </table:table-cell>
          <table:table-cell table:style-name="Таблица5.A2" office:value-type="string">
            <text:p text:style-name="P31">counterparty </text:p>
          </table:table-cell>
          <table:table-cell table:style-name="Таблица5.A2" office:value-type="string">
            <text:p text:style-name="P20">src_cd = 'MDMP'</text:p>
          </table:table-cell>
          <table:table-cell table:style-name="Таблица5.D2" office:value-type="string">
            <text:p text:style-name="P14">Выбираются клиенты из системы <text:span text:style-name="T1">'MDMP'</text:span></text:p>
          </table:table-cell>
        </table:table-row>
        <table:table-row>
          <table:covered-table-cell table:style-name="Таблица5.A2"/>
          <table:table-cell table:style-name="Таблица5.A2" office:value-type="string">
            <text:p text:style-name="P31">dict_counterparty_type_cd</text:p>
          </table:table-cell>
          <table:table-cell table:style-name="Таблица5.A2" office:value-type="string">
            <text:p text:style-name="P18">counterparty_type_desc = 'физическое лицо'</text:p>
          </table:table-cell>
          <table:table-cell table:style-name="Таблица5.D2" office:value-type="string">
            <text:p text:style-name="P14">Выбираются только физлица</text:p>
          </table:table-cell>
        </table:table-row>
        <table:table-row>
          <table:covered-table-cell table:style-name="Таблица5.A2"/>
          <table:table-cell table:style-name="Таблица5.A2" office:value-type="string">
            <text:p text:style-name="P31">counterparty_x_uniq_counterparty </text:p>
          </table:table-cell>
          <table:table-cell table:style-name="Таблица5.A2" office:value-type="string">
            <text:p text:style-name="P16"><text:span text:style-name="T8">counterparty</text:span>.counterparty_rk = <text:span text:style-name="T8">counterparty_x_uniq_counterparty</text:span>.uniq_counterparty_rk</text:p>
          </table:table-cell>
          <table:table-cell table:style-name="Таблица5.D2" office:value-type="string">
            <text:p text:style-name="P14">Выбираются локальные клиенты, связанные с глобальными клиентами из таблицы <text:span text:style-name="T8">counterparty</text:span></text:p>
          </table:table-cell>
        </table:table-row>
        <table:table-row>
          <table:covered-table-cell table:style-name="Таблица5.A2"/>
          <table:table-cell table:style-name="Таблица5.A2" office:value-type="string">
            <text:p text:style-name="P36">counterparty_contact</text:p>
          </table:table-cell>
          <table:table-cell table:style-name="Таблица5.A2" office:value-type="string">
            <text:p text:style-name="P18">src_cd <text:span text:style-name="T3">in</text:span> ('MDMP', 'RTLL', 'RTLS', 'CFTB', 'WAYN')</text:p>
          </table:table-cell>
          <table:table-cell table:style-name="Таблица5.D2" office:value-type="string">
            <text:p text:style-name="P14">Выбираются телефоны из систем 'MDMP', 'RTLL', 'RTLS', 'CFTB', 'WAYN'</text:p>
          </table:table-cell>
        </table:table-row>
      </table:table>
      <text:p text:style-name="P12"/>
      <text:p text:style-name="P12"/>
      <text:p text:style-name="P12"><text:soft-page-break/>Предварительные преобразования таблиц.</text:p>
      <text:p text:style-name="P12"/>
      <text:p text:style-name="P10">Описание алгоритмов заполнения сущности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0">Название шага</text:p>
          </table:table-cell>
          <table:table-cell table:style-name="Таблица6.B1" office:value-type="string">
            <text:p text:style-name="P30">Описание алгоритма</text:p>
          </table:table-cell>
        </table:table-row>
        <table:table-row>
          <table:table-cell table:style-name="Таблица6.A2" office:value-type="string">
            <text:p text:style-name="P15">p_counterparty_0010</text:p>
          </table:table-cell>
          <table:table-cell table:style-name="Таблица6.B2" office:value-type="string">
            <text:p text:style-name="P17"><text:span text:style-name="T7">Выбираем из всех клиентов </text:span>counterparty<text:span text:style-name="T7"> физлица на основе параметра </text:span>counterparty_type_desc <text:span text:style-name="T7">из dict_counterparty_type_cd</text:span></text:p>
          </table:table-cell>
        </table:table-row>
        <table:table-row>
          <table:table-cell table:style-name="Таблица6.A2" office:value-type="string">
            <text:p text:style-name="P15">dict_contact_type_cd</text:p>
          </table:table-cell>
          <table:table-cell table:style-name="Таблица6.B2" office:value-type="string">
            <text:p text:style-name="P19"><text:span text:style-name="T7">Создаем словарь для кодирования атрибута </text:span><text:s/>contact_type_cd </text:p>
          </table:table-cell>
        </table:table-row>
        <table:table-row>
          <table:table-cell table:style-name="Таблица6.A2" office:value-type="string">
            <text:p text:style-name="P15">dict_src_cd</text:p>
          </table:table-cell>
          <table:table-cell table:style-name="Таблица6.B2" office:value-type="string">
            <text:p text:style-name="P19"><text:span text:style-name="T7">Создаем словарь для кодирования атрибута </text:span><text:s/>src_cd</text:p>
          </table:table-cell>
        </table:table-row>
        <table:table-row>
          <table:table-cell table:style-name="Таблица6.A2" office:value-type="string">
            <text:p text:style-name="P15">p_counterparty_0020</text:p>
          </table:table-cell>
          <table:table-cell table:style-name="Таблица6.B2" office:value-type="string">
            <text:p text:style-name="P16"><text:span text:style-name="T5">Выбираем</text:span> глобал<text:span text:style-name="T7">ьных</text:span> клиент<text:span text:style-name="T7">ов</text:span> <text:span text:style-name="T7">из p_counterparty_0010 </text:span>и соотетствующи<text:span text:style-name="T7">х</text:span> им локал<text:span text:style-name="T7">ьных клиентов</text:span> из бриджа <text:span text:style-name="T11">counterparty_x_uniq_counterparty </text:span>с учетом <text:span text:style-name="T7">временных </text:span>интервалов действия связи</text:p>
          </table:table-cell>
        </table:table-row>
        <table:table-row>
          <table:table-cell table:style-name="Таблица6.A2" office:value-type="string">
            <text:p text:style-name="P15">p_phone_0010</text:p>
          </table:table-cell>
          <table:table-cell table:style-name="Таблица6.B2" office:value-type="string">
            <text:p text:style-name="P16"><text:span text:style-name="T7">Из </text:span><text:span text:style-name="T12">counterparty_contact с</text:span><text:span text:style-name="T7">обираем </text:span>тел<text:span text:style-name="T7">ефоны</text:span> глобал<text:span text:style-name="T7">ьных</text:span> клиентов, связанных с локальными клиентами, <text:span text:style-name="T7">из p_counterparty_0020.</text:span></text:p>
            <text:p text:style-name="P13">Затем добавляем из <text:s/><text:span text:style-name="T11">counterparty_contact телефоны глобальных клиентов, которые не имеют связи с локальными, из p_counterparty_0010</text:span></text:p>
          </table:table-cell>
        </table:table-row>
        <table:table-row>
          <table:table-cell table:style-name="Таблица6.A2" office:value-type="string">
            <text:p text:style-name="P15">p_phone_0020</text:p>
          </table:table-cell>
          <table:table-cell table:style-name="Таблица6.B2" office:value-type="string">
            <text:p text:style-name="P16"><text:span text:style-name="T7">Выбираем телефоны и дополнительные атрибуты из p_phone_0010, д</text:span>обавля<text:span text:style-name="T7">я</text:span> флаги нотификации и АТМ и кодиру<text:span text:style-name="T7">я</text:span> тип контакта <text:span text:style-name="T7">(с помощью словаря dict_contact_type_cd)</text:span> и системы источника <text:span text:style-name="T7">(с помощью словаря dict_src_cd)</text:span> для ранжирования качества телефонов</text:p>
          </table:table-cell>
        </table:table-row>
        <table:table-row>
          <table:table-cell table:style-name="Таблица6.A2" office:value-type="string">
            <text:p text:style-name="P15">p_phone_0030</text:p>
          </table:table-cell>
          <table:table-cell table:style-name="Таблица6.B2" office:value-type="string">
            <text:p text:style-name="P16"><text:span text:style-name="T7">Определяем в p_phone_0020 дублирующиеся телефоны и ставим</text:span> <text:span text:style-name="T7">для них </text:span>флаг duplication_flg </text:p>
          </table:table-cell>
        </table:table-row>
        <table:table-row>
          <table:table-cell table:style-name="Таблица6.A2" office:value-type="string">
            <text:p text:style-name="P15">only_dupl</text:p>
          </table:table-cell>
          <table:table-cell table:style-name="Таблица6.B2" office:value-type="string">
            <text:p text:style-name="P16">Анализируем только повторяющиеся тел <text:span text:style-name="T7">в p_phone_0030</text:span>, проводим дедупликацию на основе временных интервалов действия телефона</text:p>
          </table:table-cell>
        </table:table-row>
        <table:table-row>
          <table:table-cell table:style-name="Таблица6.A2" office:value-type="string">
            <text:p text:style-name="P15">p_phone_0040</text:p>
          </table:table-cell>
          <table:table-cell table:style-name="Таблица6.B2" office:value-type="string">
            <text:p text:style-name="P16">Записываем из общей табл<text:span text:style-name="T7">ицы</text:span> телефонов p_phone_0030 те, которые есть в табл<text:span text:style-name="T7">ице</text:span> only_dupl, <text:span text:style-name="T7">анализируем пересечения в истории и </text:span>проставляем корректные временные интервалы действия <text:span text:style-name="T7">телефонов</text:span>.</text:p>
            <text:p text:style-name="P16">Добавляем не повторяющиеся тел из общей табл <text:s/>p_phone_0030</text:p>
          </table:table-cell>
        </table:table-row>
        <table:table-row>
          <table:table-cell table:style-name="Таблица6.A2" office:value-type="string">
            <text:p text:style-name="P15">p_phone_0050</text:p>
          </table:table-cell>
          <table:table-cell table:style-name="Таблица6.B2" office:value-type="string">
            <text:p text:style-name="P16"><text:span text:style-name="T7">Ранжируем телефоны из</text:span> p_phone_00<text:span text:style-name="T7">4</text:span>0 <text:span text:style-name="T7">по качеству на оснвое алгоритма</text:span><text:span text:style-name="T9">, </text:span><text:span text:style-name="T10">указанного в бизнес требованиях.</text:span></text:p>
            <text:p text:style-name="P32"/>
            <text:p text:style-name="P16"><text:span text:style-name="T9">Проставляем флаг лучшего телефона для клиента </text:span><text:span text:style-name="T8">main_phone_flg</text:span><text:span text:style-name="T9">, выбирая лучший по качеству после ранжирования</text:span></text:p>
          </table:table-cell>
        </table:table-row>
        <table:table-row>
          <table:table-cell table:style-name="Таблица6.A2" office:value-type="string">
            <text:p text:style-name="P15">dfct_phone</text:p>
          </table:table-cell>
          <table:table-cell table:style-name="Таблица6.B2" office:value-type="string">
            <text:p text:style-name="P14">Собираем итоговый объект из p_phone_0040 и p_phone_0050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1T15:58:45.433000000</dc:date>
    <meta:editing-duration>P7DT21H41M36S</meta:editing-duration>
    <meta:editing-cycles>9</meta:editing-cycles>
    <meta:generator>LibreOffice/7.4.0.3$Windows_X86_64 LibreOffice_project/f85e47c08ddd19c015c0114a68350214f7066f5a</meta:generator>
    <meta:document-statistic meta:table-count="5" meta:image-count="0" meta:object-count="0" meta:page-count="4" meta:paragraph-count="140" meta:word-count="685" meta:character-count="5689" meta:non-whitespace-character-count="5143"/>
  </office:meta>
</office:document-meta>
</file>